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eeeeee" style:font-name="Lato Black" fo:font-weight="bold" style:font-weight-asian="bold" style:font-weight-complex="bold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2a6099"/>
      <style:text-properties fo:font-size="12pt"/>
    </style:style>
    <style:style style:name="T1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" style:family="text">
      <style:text-properties fo:color="#eeeeee" fo:font-weight="bold" style:font-weight-asian="bold" style:font-weight-complex="bold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eeeeee" style:font-name="Lato Black" fo:font-size="32pt" fo:font-weight="bold" style:font-size-asian="26pt" style:font-weight-asian="bold" style:font-size-complex="32pt" style:font-weight-complex="bold"/>
    </style:style>
    <style:style style:name="gr1" style:family="graphic">
      <style:graphic-properties draw:stroke="none" svg:stroke-color="#000000" draw:marker-start="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marker-start="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marker-start="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marker-start="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eeeeee" draw:marker-start="" draw:textarea-horizontal-align="justify" draw:textarea-vertical-align="middle" draw:auto-grow-height="false" fo:min-height="0.089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eeeeee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textarea-horizontal-align="justify" draw:textarea-vertical-align="middle" draw:auto-grow-height="false" fo:min-height="0.9661in" fo:min-width="0.9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textarea-horizontal-align="justify" draw:textarea-vertical-align="middle" draw:auto-grow-height="false" fo:min-height="0.1457in" fo:min-width="8.4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2a6099" draw:textarea-horizontal-align="justify" draw:textarea-vertical-align="middle" draw:auto-grow-height="false" fo:min-height="8.9083in" fo:min-width="2.0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9382in" fo:min-width="8.499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2" draw:style-name="gr14" svg:width="8.4996in" svg:height="0.9386in" svg:x="-0.8035in" svg:y="0.098in"><text:p/><draw:enhanced-geometry svg:viewBox="0 0 21600 21600" draw:type="rectangle" draw:enhanced-path="M 0 0 L 21600 0 21600 21600 0 21600 0 0 Z N"/></draw:custom-shape><draw:line text:anchor-type="paragraph" draw:z-index="2" draw:name="Shape3" draw:style-name="gr12" draw:text-style-name="P5" svg:x1="2.3217in" svg:y1="1.9736in" svg:x2="7.0717in" svg:y2="1.9839in"><text:p/></draw:line><draw:line text:anchor-type="paragraph" draw:z-index="3" draw:name="Shape4" draw:style-name="gr12" draw:text-style-name="P5" svg:x1="2.3319in" svg:y1="3.578in" svg:x2="7.0299in" svg:y2="3.578in"><text:p/></draw:line><draw:custom-shape text:anchor-type="paragraph" draw:z-index="4" draw:name="Shape5" draw:style-name="gr11" svg:width="8.474in" svg:height="0.1461in" svg:x="-1.0008in" svg:y="9.1819in"><text:p/><draw:enhanced-geometry svg:viewBox="0 0 21600 21600" draw:type="rectangle" draw:enhanced-path="M 0 0 L 21600 0 21600 21600 0 21600 0 0 Z N"/></draw:custom-shape><draw:line text:anchor-type="paragraph" draw:z-index="5" draw:name="Shape6" draw:style-name="gr10" draw:text-style-name="P5" svg:x1="2.3839in" svg:y1="6.9945in" svg:x2="7.0819in" svg:y2="7.0047in"><text:p/></draw:line><draw:line text:anchor-type="paragraph" draw:z-index="7" draw:name="Shape8" draw:style-name="gr8" draw:text-style-name="P5" svg:x1="-0.0638in" svg:y1="3.3067in" svg:x2="1.3528in" svg:y2="3.2965in"><text:p/></draw:line><draw:line text:anchor-type="paragraph" draw:z-index="8" draw:name="Shape9" draw:style-name="gr8" draw:text-style-name="P5" svg:x1="0.061in" svg:y1="4.7547in" svg:x2="1.2693in" svg:y2="4.7445in"><text:p/></draw:line><draw:line text:anchor-type="paragraph" draw:z-index="9" draw:name="Shape10" draw:style-name="gr8" draw:text-style-name="P5" svg:x1="-0.0016in" svg:y1="6.9839in" svg:x2="1.3004in" svg:y2="6.9736in"><text:p/></draw:line><draw:frame text:anchor-type="paragraph" draw:z-index="10" draw:name="Shape11" draw:style-name="gr7" draw:text-style-name="P6" svg:width="5.115in" svg:height="0.5343in" svg:x="2.0091in" svg:y="0.3382in"><draw:text-box><text:p><text:span text:style-name="T5">J</text:span><text:span text:style-name="T5">a</text:span><text:span text:style-name="T5">m</text:span><text:span text:style-name="T5">e</text:span><text:span text:style-name="T5">s</text:span><text:span text:style-name="T5"> </text:span><text:span text:style-name="T5">S</text:span><text:span text:style-name="T5">h</text:span><text:span text:style-name="T5">a</text:span><text:span text:style-name="T5">d</text:span><text:span text:style-name="T5">r</text:span><text:span text:style-name="T5">a</text:span><text:span text:style-name="T5">c</text:span><text:span text:style-name="T5">k</text:span></text:p></draw:text-box></draw:frame><draw:custom-shape text:anchor-type="paragraph" draw:z-index="11" draw:name="Shape12" draw:style-name="gr6" draw:text-style-name="P5" svg:width="0.1252in" svg:height="0.1252in" svg:x="2.1134in" svg:y="1.9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2_0" draw:style-name="gr6" draw:text-style-name="P5" svg:width="0.1252in" svg:height="0.1252in" svg:x="2.061in" svg:y="3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2_1" draw:style-name="gr6" draw:text-style-name="P5" svg:width="0.1252in" svg:height="0.1252in" svg:x="2.0717in" svg:y="6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Standard"><draw:custom-shape text:anchor-type="paragraph" draw:z-index="1" draw:name="Shape1" draw:style-name="gr13" draw:text-style-name="P8" svg:width="2.0232in" svg:height="8.9087in" svg:x="-0.3972in" svg:y="0.0098in"><text:p/><draw:enhanced-geometry svg:viewBox="0 0 21600 21600" draw:type="rectangle" draw:enhanced-path="M 0 0 L 21600 0 21600 21600 0 21600 0 0 Z N"/></draw:custom-shape><draw:frame text:anchor-type="paragraph" draw:z-index="14" draw:name="Shape13" draw:style-name="gr2" draw:text-style-name="P3" svg:width="1.8024in" svg:height="0.2189in" svg:x="2.3945in" svg:y="3.1154in"><draw:text-box><text:p text:style-name="P2"><text:span text:style-name="T3">Educational background</text:span></text:p></draw:text-box></draw:frame><draw:frame text:anchor-type="paragraph" draw:z-index="15" draw:name="Shape14" draw:style-name="gr5" draw:text-style-name="P4" svg:width="2.8232in" svg:height="0.1925in" svg:x="2.3217in" svg:y="1.5528in"><draw:text-box><text:p><text:span text:style-name="T4">About Me</text:span></text:p></draw:text-box></draw:frame><draw:frame text:anchor-type="paragraph" draw:z-index="16" draw:name="Shape15" draw:style-name="gr4" draw:text-style-name="P3" svg:width="2.6461in" svg:height="0.1925in" svg:x="2.3425in" svg:y="6.4591in"><draw:text-box><text:p><text:span text:style-name="T3">Work Experience</text:span></text:p></draw:text-box></draw:frame><draw:frame text:anchor-type="paragraph" draw:z-index="17" draw:name="Shape16" draw:style-name="gr3" draw:text-style-name="P1" svg:width="1.3232in" svg:height="0.2606in" svg:x="-0.0429in" svg:y="2.761in"><draw:text-box><text:p><text:span text:style-name="T2">CONTACT</text:span></text:p></draw:text-box></draw:frame><draw:frame text:anchor-type="paragraph" draw:z-index="18" draw:name="Shape17" draw:style-name="gr2" draw:text-style-name="P1" svg:width="1.1043in" svg:height="0.2189in" svg:x="0.0508in" svg:y="4.2717in"><draw:text-box><text:p text:style-name="P2"><text:span text:style-name="T2">SKILLS</text:span></text:p></draw:text-box></draw:frame><draw:frame text:anchor-type="paragraph" draw:z-index="19" draw:name="Shape18" draw:style-name="gr1" draw:text-style-name="P1" svg:width="1.2713in" svg:height="0.2504in" svg:x="-0.0016in" svg:y="6.4799in"><draw:text-box><text:p><text:span text:style-name="T2">HOBBIES</text:span></text:p></draw:text-box></draw:frame><draw:custom-shape text:anchor-type="paragraph" draw:z-index="6" draw:name="Shape7" draw:style-name="gr9" draw:text-style-name="P7" svg:width="1.3661in" svg:height="1.3661in" svg:x="-0.0429in" svg:y="0.3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Educational backgrou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9:59:01.835276772</meta:creation-date>
    <dc:date>2022-12-31T20:40:47.129055947</dc:date>
    <meta:editing-duration>PT9M2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22" meta:non-whitespace-character-count="21"/>
  </office:meta>
</office:document-meta>
</file>